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" table:style-name="ta1">
        <table:shapes>
          <draw:frame draw:z-index="0" draw:style-name="gr1" draw:text-style-name="P1" svg:width="6.2984in" svg:height="3.5331in" svg:x="2.4638in" svg:y="0.0335in">
            <draw:object draw:notify-on-update-of-ranges="VI.A2:VI.B2 VI.A2:VI.B2 VI.A3:VI.B3 VI.A2:VI.B2 VI.A5:VI.B5 VI.A2:VI.B2 VI.A6:VI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335in" svg:x="8.9016in" svg:y="0.011in">
            <draw:object draw:notify-on-update-of-ranges="VI.A10:VI.B10 VI.A10:VI.B10 VI.A11:VI.B11 VI.A10:VI.B10 VI.A12:VI.B12 VI.A10:VI.B10 VI.A13:VI.B13 VI.A10:VI.B10 VI.A15:VI.B15 VI.A10:VI.B10 VI.A16:VI.B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4in" svg:height="3.5335in" svg:x="2.5067in" svg:y="3.8665in">
            <draw:object draw:notify-on-update-of-ranges="VI.A20:VI.B20 VI.A20:VI.B20 VI.A21:VI.B21 VI.A20:VI.B20 VI.A22:VI.B22 VI.A20:VI.B20 VI.A23:VI.B23 VI.A20:VI.B20 VI.A24:VI.B24 VI.A20:VI.B20 VI.A25:VI.B25 VI.A20:VI.B20 VI.A26:VI.B26 VI.A20:VI.B20 VI.A27:VI.B27 VI.A20:VI.B20 VI.A29:VI.B29 VI.A20:VI.B20 VI.A30:VI.B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335in" svg:x="8.9657in" svg:y="3.911in">
            <draw:object draw:notify-on-update-of-ranges="VI.A34:VI.B34 VI.A34:VI.B34 VI.A35:VI.B35 VI.A34:VI.B34 VI.A36:VI.B36 VI.A34:VI.B34 VI.A37:VI.B37 VI.A34:VI.B34 VI.A38:VI.B38 VI.A34:VI.B34 VI.A39:VI.B39 VI.A34:VI.B34 VI.A40:VI.B40 VI.A34:VI.B34 VI.A41:VI.B41 VI.A34:VI.B34 VI.A42:VI.B42 VI.A34:VI.B34 VI.A43:VI.B43 VI.A34:VI.B34 VI.A45:VI.B45 VI.A34:VI.B34 VI.A46:VI.B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.6929in" svg:height="7.5248in" svg:x="2.5315in" svg:y="7.6728in">
            <draw:object draw:notify-on-update-of-ranges="VI.A50:VI.B50 VI.A50:VI.B50 VI.A51:VI.B51 VI.A50:VI.B50 VI.A52:VI.B52 VI.A50:VI.B50 VI.A53:VI.B53 VI.A50:VI.B50 VI.A54:VI.B54 VI.A50:VI.B50 VI.A55:VI.B55 VI.A50:VI.B50 VI.A56:VI.B56 VI.A50:VI.B50 VI.A57:VI.B57 VI.A50:VI.B50 VI.A58:VI.B58 VI.A50:VI.B50 VI.A59:VI.B59 VI.A50:VI.B50 VI.A60:VI.B60 VI.A50:VI.B50 VI.A61:VI.B61 VI.A50:VI.B50 VI.A62:VI.B62 VI.A50:VI.B50 VI.A63:VI.B63 VI.A50:VI.B50 VI.A64:VI.B64 VI.A50:VI.B50 VI.A65:VI.B65 VI.A50:VI.B50 VI.A66:VI.B66 VI.A50:VI.B50 VI.A67:VI.B67 VI.A50:VI.B50 VI.A68:VI.B68 VI.A50:VI.B50 VI.A69:VI.B69 VI.A50:VI.B50 VI.A71:VI.B71 VI.A50:VI.B50 VI.A72:VI.B7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rizon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-16.0575" calcext:value-type="float">
            <text:p>-16.0575</text:p>
          </table:table-cell>
          <table:table-cell office:value-type="float" office:value="6.9325" calcext:value-type="float">
            <text:p>6.9325</text:p>
          </table:table-cell>
        </table:table-row>
        <table:table-row table:style-name="ro1">
          <table:table-cell office:value-type="float" office:value="6.9325" calcext:value-type="float">
            <text:p>6.9325</text:p>
          </table:table-cell>
          <table:table-cell office:value-type="float" office:value="-16.0575" calcext:value-type="float">
            <text:p>-16.05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0.95" calcext:value-type="float">
            <text:p>-100.9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.86282" calcext:value-type="float">
            <text:p>-4.86282</text:p>
          </table:table-cell>
          <table:table-cell office:value-type="float" office:value="4.32012" calcext:value-type="float">
            <text:p>4.32012</text:p>
          </table:table-cell>
        </table:table-row>
        <table:table-row table:style-name="ro1">
          <table:table-cell office:value-type="float" office:value="-16.96" calcext:value-type="float">
            <text:p>-16.96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-28.3518" calcext:value-type="float">
            <text:p>-28.3518</text:p>
          </table:table-cell>
          <table:table-cell office:value-type="float" office:value="7.29576" calcext:value-type="float">
            <text:p>7.29576</text:p>
          </table:table-cell>
        </table:table-row>
        <table:table-row table:style-name="ro1">
          <table:table-cell office:value-type="float" office:value="4.32012" calcext:value-type="float">
            <text:p>4.32012</text:p>
          </table:table-cell>
          <table:table-cell office:value-type="float" office:value="-4.86282" calcext:value-type="float">
            <text:p>-4.86282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16.96" calcext:value-type="float">
            <text:p>-16.96</text:p>
          </table:table-cell>
        </table:table-row>
        <table:table-row table:style-name="ro1">
          <table:table-cell office:value-type="float" office:value="7.29576" calcext:value-type="float">
            <text:p>7.29576</text:p>
          </table:table-cell>
          <table:table-cell office:value-type="float" office:value="-28.3518" calcext:value-type="float">
            <text:p>-28.35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1.852" calcext:value-type="float">
            <text:p>-101.852</text:p>
          </table:table-cell>
          <table:table-cell office:value-type="float" office:value="8.1475" calcext:value-type="float">
            <text:p>8.1475</text:p>
          </table:table-cell>
        </table:table-row>
        <table:table-row table:style-name="ro1">
          <table:table-cell office:value-type="float" office:value="8.1475" calcext:value-type="float">
            <text:p>8.1475</text:p>
          </table:table-cell>
          <table:table-cell office:value-type="float" office:value="-101.852" calcext:value-type="float">
            <text:p>-101.85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.79554" calcext:value-type="float">
            <text:p>1.79554</text:p>
          </table:table-cell>
        </table:table-row>
        <table:table-row table:style-name="ro1">
          <table:table-cell office:value-type="float" office:value="0.0716959" calcext:value-type="float">
            <text:p>0.0716959</text:p>
          </table:table-cell>
          <table:table-cell office:value-type="float" office:value="3.17627" calcext:value-type="float">
            <text:p>3.17627</text:p>
          </table:table-cell>
        </table:table-row>
        <table:table-row table:style-name="ro1">
          <table:table-cell office:value-type="float" office:value="-1.55164" calcext:value-type="float">
            <text:p>-1.55164</text:p>
          </table:table-cell>
          <table:table-cell office:value-type="float" office:value="4.19837" calcext:value-type="float">
            <text:p>4.19837</text:p>
          </table:table-cell>
        </table:table-row>
        <table:table-row table:style-name="ro1">
          <table:table-cell office:value-type="float" office:value="-1.55164" calcext:value-type="float">
            <text:p>-1.55164</text:p>
          </table:table-cell>
          <table:table-cell office:value-type="float" office:value="4.19837" calcext:value-type="float">
            <text:p>4.19837</text:p>
          </table:table-cell>
        </table:table-row>
        <table:table-row table:style-name="ro1">
          <table:table-cell office:value-type="float" office:value="-3.17497" calcext:value-type="float">
            <text:p>-3.17497</text:p>
          </table:table-cell>
          <table:table-cell office:value-type="float" office:value="5.22047" calcext:value-type="float">
            <text:p>5.22047</text:p>
          </table:table-cell>
        </table:table-row>
        <table:table-row table:style-name="ro1">
          <table:table-cell office:value-type="float" office:value="3.17627" calcext:value-type="float">
            <text:p>3.17627</text:p>
          </table:table-cell>
          <table:table-cell office:value-type="float" office:value="0.0716959" calcext:value-type="float">
            <text:p>0.0716959</text:p>
          </table:table-cell>
        </table:table-row>
        <table:table-row table:style-name="ro1">
          <table:table-cell office:value-type="float" office:value="4.19837" calcext:value-type="float">
            <text:p>4.19837</text:p>
          </table:table-cell>
          <table:table-cell office:value-type="float" office:value="-1.55164" calcext:value-type="float">
            <text:p>-1.55164</text:p>
          </table:table-cell>
        </table:table-row>
        <table:table-row table:style-name="ro1">
          <table:table-cell office:value-type="float" office:value="4.19837" calcext:value-type="float">
            <text:p>4.19837</text:p>
          </table:table-cell>
          <table:table-cell office:value-type="float" office:value="-1.55164" calcext:value-type="float">
            <text:p>-1.55164</text:p>
          </table:table-cell>
        </table:table-row>
        <table:table-row table:style-name="ro1">
          <table:table-cell office:value-type="float" office:value="5.22047" calcext:value-type="float">
            <text:p>5.22047</text:p>
          </table:table-cell>
          <table:table-cell office:value-type="float" office:value="-3.17497" calcext:value-type="float">
            <text:p>-3.174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7.8057" calcext:value-type="float">
            <text:p>-97.8057</text:p>
          </table:table-cell>
          <table:table-cell office:value-type="float" office:value="12.1943" calcext:value-type="float">
            <text:p>12.1943</text:p>
          </table:table-cell>
        </table:table-row>
        <table:table-row table:style-name="ro1">
          <table:table-cell office:value-type="float" office:value="12.1943" calcext:value-type="float">
            <text:p>12.1943</text:p>
          </table:table-cell>
          <table:table-cell office:value-type="float" office:value="-97.8057" calcext:value-type="float">
            <text:p>-97.805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3.4874" calcext:value-type="float">
            <text:p>-13.4874</text:p>
          </table:table-cell>
          <table:table-cell office:value-type="float" office:value="9.10277" calcext:value-type="float">
            <text:p>9.10277</text:p>
          </table:table-cell>
        </table:table-row>
        <table:table-row table:style-name="ro1">
          <table:table-cell office:value-type="float" office:value="-14.8794" calcext:value-type="float">
            <text:p>-14.8794</text:p>
          </table:table-cell>
          <table:table-cell office:value-type="float" office:value="9.29952" calcext:value-type="float">
            <text:p>9.29952</text:p>
          </table:table-cell>
        </table:table-row>
        <table:table-row table:style-name="ro1">
          <table:table-cell office:value-type="float" office:value="-16.1903" calcext:value-type="float">
            <text:p>-16.1903</text:p>
          </table:table-cell>
          <table:table-cell office:value-type="float" office:value="9.44517" calcext:value-type="float">
            <text:p>9.44517</text:p>
          </table:table-cell>
        </table:table-row>
        <table:table-row table:style-name="ro1">
          <table:table-cell office:value-type="float" office:value="-16.1903" calcext:value-type="float">
            <text:p>-16.1903</text:p>
          </table:table-cell>
          <table:table-cell office:value-type="float" office:value="9.44517" calcext:value-type="float">
            <text:p>9.44517</text:p>
          </table:table-cell>
        </table:table-row>
        <table:table-row table:style-name="ro1">
          <table:table-cell office:value-type="float" office:value="-17.5011" calcext:value-type="float">
            <text:p>-17.5011</text:p>
          </table:table-cell>
          <table:table-cell office:value-type="float" office:value="9.59082" calcext:value-type="float">
            <text:p>9.59082</text:p>
          </table:table-cell>
        </table:table-row>
        <table:table-row table:style-name="ro1">
          <table:table-cell office:value-type="float" office:value="-12.3725" calcext:value-type="float">
            <text:p>-12.3725</text:p>
          </table:table-cell>
          <table:table-cell office:value-type="float" office:value="8.85712" calcext:value-type="float">
            <text:p>8.85712</text:p>
          </table:table-cell>
        </table:table-row>
        <table:table-row table:style-name="ro1">
          <table:table-cell office:value-type="float" office:value="-11.5471" calcext:value-type="float">
            <text:p>-11.5471</text:p>
          </table:table-cell>
          <table:table-cell office:value-type="float" office:value="8.6258" calcext:value-type="float">
            <text:p>8.6258</text:p>
          </table:table-cell>
        </table:table-row>
        <table:table-row table:style-name="ro1">
          <table:table-cell office:value-type="float" office:value="-11.5471" calcext:value-type="float">
            <text:p>-11.5471</text:p>
          </table:table-cell>
          <table:table-cell office:value-type="float" office:value="8.6258" calcext:value-type="float">
            <text:p>8.6258</text:p>
          </table:table-cell>
        </table:table-row>
        <table:table-row table:style-name="ro1">
          <table:table-cell table:number-columns-repeated="2" office:value-type="float" office:value="2.7631" calcext:value-type="float">
            <text:p>2.7631</text:p>
          </table:table-cell>
        </table:table-row>
        <table:table-row table:style-name="ro1">
          <table:table-cell office:value-type="float" office:value="-10.7218" calcext:value-type="float">
            <text:p>-10.7218</text:p>
          </table:table-cell>
          <table:table-cell office:value-type="float" office:value="8.39447" calcext:value-type="float">
            <text:p>8.39447</text:p>
          </table:table-cell>
        </table:table-row>
        <table:table-row table:style-name="ro1">
          <table:table-cell office:value-type="float" office:value="9.10277" calcext:value-type="float">
            <text:p>9.10277</text:p>
          </table:table-cell>
          <table:table-cell office:value-type="float" office:value="-13.4874" calcext:value-type="float">
            <text:p>-13.4874</text:p>
          </table:table-cell>
        </table:table-row>
        <table:table-row table:style-name="ro1">
          <table:table-cell office:value-type="float" office:value="8.85712" calcext:value-type="float">
            <text:p>8.85712</text:p>
          </table:table-cell>
          <table:table-cell office:value-type="float" office:value="-12.3725" calcext:value-type="float">
            <text:p>-12.3725</text:p>
          </table:table-cell>
        </table:table-row>
        <table:table-row table:style-name="ro1">
          <table:table-cell office:value-type="float" office:value="8.6258" calcext:value-type="float">
            <text:p>8.6258</text:p>
          </table:table-cell>
          <table:table-cell office:value-type="float" office:value="-11.5471" calcext:value-type="float">
            <text:p>-11.5471</text:p>
          </table:table-cell>
        </table:table-row>
        <table:table-row table:style-name="ro1">
          <table:table-cell office:value-type="float" office:value="8.6258" calcext:value-type="float">
            <text:p>8.6258</text:p>
          </table:table-cell>
          <table:table-cell office:value-type="float" office:value="-11.5471" calcext:value-type="float">
            <text:p>-11.5471</text:p>
          </table:table-cell>
        </table:table-row>
        <table:table-row table:style-name="ro1">
          <table:table-cell office:value-type="float" office:value="8.39447" calcext:value-type="float">
            <text:p>8.39447</text:p>
          </table:table-cell>
          <table:table-cell office:value-type="float" office:value="-10.7218" calcext:value-type="float">
            <text:p>-10.7218</text:p>
          </table:table-cell>
        </table:table-row>
        <table:table-row table:style-name="ro1">
          <table:table-cell office:value-type="float" office:value="9.29952" calcext:value-type="float">
            <text:p>9.29952</text:p>
          </table:table-cell>
          <table:table-cell office:value-type="float" office:value="-14.8794" calcext:value-type="float">
            <text:p>-14.8794</text:p>
          </table:table-cell>
        </table:table-row>
        <table:table-row table:style-name="ro1">
          <table:table-cell office:value-type="float" office:value="9.44517" calcext:value-type="float">
            <text:p>9.44517</text:p>
          </table:table-cell>
          <table:table-cell office:value-type="float" office:value="-16.1903" calcext:value-type="float">
            <text:p>-16.1903</text:p>
          </table:table-cell>
        </table:table-row>
        <table:table-row table:style-name="ro1">
          <table:table-cell office:value-type="float" office:value="9.44517" calcext:value-type="float">
            <text:p>9.44517</text:p>
          </table:table-cell>
          <table:table-cell office:value-type="float" office:value="-16.1903" calcext:value-type="float">
            <text:p>-16.1903</text:p>
          </table:table-cell>
        </table:table-row>
        <table:table-row table:style-name="ro1">
          <table:table-cell office:value-type="float" office:value="9.59082" calcext:value-type="float">
            <text:p>9.59082</text:p>
          </table:table-cell>
          <table:table-cell office:value-type="float" office:value="-17.5011" calcext:value-type="float">
            <text:p>-17.50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8.2942" calcext:value-type="float">
            <text:p>-98.2942</text:p>
          </table:table-cell>
          <table:table-cell office:value-type="float" office:value="11.7058" calcext:value-type="float">
            <text:p>11.7058</text:p>
          </table:table-cell>
        </table:table-row>
        <table:table-row table:style-name="ro1">
          <table:table-cell office:value-type="float" office:value="11.7058" calcext:value-type="float">
            <text:p>11.7058</text:p>
          </table:table-cell>
          <table:table-cell office:value-type="float" office:value="-98.2942" calcext:value-type="float">
            <text:p>-98.2942</text:p>
          </table:table-cell>
        </table:table-row>
      </table:table>
      <table:table table:name="PBVI" table:style-name="ta1">
        <table:shapes>
          <draw:frame draw:z-index="0" draw:style-name="gr1" draw:text-style-name="P1" svg:width="6.2984in" svg:height="3.5331in" svg:x="2.4638in" svg:y="0.0335in">
            <draw:object draw:notify-on-update-of-ranges="PBVI.A2:PBVI.B2 PBVI.A2:PBVI.B2 PBVI.A3:PBVI.B3 PBVI.A2:PBVI.B2 PBVI.A4:PBVI.B4 PBVI.A2:PBVI.B2 PBVI.A5:PBVI.B5 PBVI.A2:PBVI.B2 PBVI.A6:PBVI.B6 PBVI.A2:PBVI.B2 PBVI.A7:PBVI.B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.2984in" svg:height="3.5335in" svg:x="8.9016in" svg:y="0.011in">
            <draw:object draw:notify-on-update-of-ranges="PBVI.A12:PBVI.B12 PBVI.A12:PBVI.B12 PBVI.A13:PBVI.B13 PBVI.A12:PBVI.B12 PBVI.A14:PBVI.B14 PBVI.A12:PBVI.B12 PBVI.A15:PBVI.B15 PBVI.A12:PBVI.B12 PBVI.A16:PBVI.B16 PBVI.A12:PBVI.B12 PBVI.A17:PBVI.B17 PBVI.A12:PBVI.B12 PBVI.A18:PBVI.B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2984in" svg:height="3.5335in" svg:x="2.5067in" svg:y="3.8665in">
            <draw:object draw:notify-on-update-of-ranges="PBVI.A22:PBVI.B22 PBVI.A22:PBVI.B22 PBVI.A23:PBVI.B23 PBVI.A22:PBVI.B22 PBVI.A24:PBVI.B24 PBVI.A22:PBVI.B22 PBVI.A25:PBVI.B25 PBVI.A22:PBVI.B22 PBVI.A26:PBVI.B26 PBVI.A22:PBVI.B22 PBVI.A27:PBVI.B2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6.2984in" svg:height="3.5335in" svg:x="8.9657in" svg:y="3.911in">
            <draw:object draw:notify-on-update-of-ranges="PBVI.A32:PBVI.B32 PBVI.A32:PBVI.B32 PBVI.A33:PBVI.B33 PBVI.A32:PBVI.B32 PBVI.A34:PBVI.B34 PBVI.A32:PBVI.B32 PBVI.A35:PBVI.B35 PBVI.A32:PBVI.B32 PBVI.A36:PBVI.B36 PBVI.A32:PBVI.B32 PBVI.A37:PBVI.B3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2.6929in" svg:height="7.5248in" svg:x="2.5315in" svg:y="7.6728in">
            <draw:object draw:notify-on-update-of-ranges="PBVI.A42:PBVI.B42 PBVI.A42:PBVI.B42 PBVI.A43:PBVI.B43 PBVI.A42:PBVI.B42 PBVI.A44:PBVI.B44 PBVI.A42:PBVI.B42 PBVI.A45:PBVI.B45 PBVI.A42:PBVI.B42 PBVI.A46:PBVI.B46 PBVI.A42:PBVI.B42 PBVI.A47:PBVI.B4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rizon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>
          <table:table-cell office:value-type="float" office:value="-100.95" calcext:value-type="float">
            <text:p>-100.9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-16.0575" calcext:value-type="float">
            <text:p>-16.0575</text:p>
          </table:table-cell>
          <table:table-cell office:value-type="float" office:value="6.9325" calcext:value-type="float">
            <text:p>6.9325</text:p>
          </table:table-cell>
        </table:table-row>
        <table:table-row table:style-name="ro1">
          <table:table-cell office:value-type="float" office:value="6.9325" calcext:value-type="float">
            <text:p>6.9325</text:p>
          </table:table-cell>
          <table:table-cell office:value-type="float" office:value="-16.0575" calcext:value-type="float">
            <text:p>-16.0575</text:p>
          </table:table-cell>
        </table:table-row>
        <table:table-row table:style-name="ro1">
          <table:table-cell table:number-columns-repeated="2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475" calcext:value-type="float">
            <text:p>8.1475</text:p>
          </table:table-cell>
          <table:table-cell office:value-type="float" office:value="-101.852" calcext:value-type="float">
            <text:p>-101.852</text:p>
          </table:table-cell>
        </table:table-row>
        <table:table-row table:style-name="ro1">
          <table:table-cell office:value-type="float" office:value="-101.852" calcext:value-type="float">
            <text:p>-101.852</text:p>
          </table:table-cell>
          <table:table-cell office:value-type="float" office:value="8.1475" calcext:value-type="float">
            <text:p>8.1475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1943" calcext:value-type="float">
            <text:p>12.1943</text:p>
          </table:table-cell>
          <table:table-cell office:value-type="float" office:value="-97.8057" calcext:value-type="float">
            <text:p>-97.8057</text:p>
          </table:table-cell>
        </table:table-row>
        <table:table-row table:style-name="ro1">
          <table:table-cell office:value-type="float" office:value="-97.8057" calcext:value-type="float">
            <text:p>-97.8057</text:p>
          </table:table-cell>
          <table:table-cell office:value-type="float" office:value="12.1943" calcext:value-type="float">
            <text:p>12.1943</text:p>
          </table:table-cell>
        </table:table-row>
        <table:table-row table:style-name="ro1">
          <table:table-cell table:number-columns-repeated="2" office:value-type="float" office:value="1.19431" calcext:value-type="float">
            <text:p>1.19431</text:p>
          </table:table-cell>
        </table:table-row>
        <table:table-row table:style-name="ro1">
          <table:table-cell table:number-columns-repeated="2" office:value-type="float" office:value="1.19431" calcext:value-type="float">
            <text:p>1.19431</text:p>
          </table:table-cell>
        </table:table-row>
        <table:table-row table:style-name="ro1">
          <table:table-cell table:number-columns-repeated="2" office:value-type="float" office:value="1.19431" calcext:value-type="float">
            <text:p>1.1943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1346" calcext:value-type="float">
            <text:p>11.1346</text:p>
          </table:table-cell>
          <table:table-cell office:value-type="float" office:value="-98.8654" calcext:value-type="float">
            <text:p>-98.8654</text:p>
          </table:table-cell>
        </table:table-row>
        <table:table-row table:style-name="ro1">
          <table:table-cell office:value-type="float" office:value="-98.8654" calcext:value-type="float">
            <text:p>-98.8654</text:p>
          </table:table-cell>
          <table:table-cell office:value-type="float" office:value="11.1346" calcext:value-type="float">
            <text:p>11.1346</text:p>
          </table:table-cell>
        </table:table-row>
        <table:table-row table:style-name="ro1">
          <table:table-cell office:value-type="float" office:value="-13.9729" calcext:value-type="float">
            <text:p>-13.9729</text:p>
          </table:table-cell>
          <table:table-cell office:value-type="float" office:value="9.01709" calcext:value-type="float">
            <text:p>9.01709</text:p>
          </table:table-cell>
        </table:table-row>
        <table:table-row table:style-name="ro1">
          <table:table-cell office:value-type="float" office:value="9.01709" calcext:value-type="float">
            <text:p>9.01709</text:p>
          </table:table-cell>
          <table:table-cell office:value-type="float" office:value="-13.9729" calcext:value-type="float">
            <text:p>-13.9729</text:p>
          </table:table-cell>
        </table:table-row>
        <table:table-row table:style-name="ro1">
          <table:table-cell table:number-columns-repeated="2" office:value-type="float" office:value="0.134594" calcext:value-type="float">
            <text:p>0.134594</text:p>
          </table:table-cell>
        </table:table-row>
      </table:table>
      <table:table table:name="PBVI-RA" table:style-name="ta1">
        <table:shapes>
          <draw:frame draw:z-index="0" draw:style-name="gr1" draw:text-style-name="P1" svg:width="12.6929in" svg:height="7.5248in" svg:x="2.6854in" svg:y="0.8331in">
            <draw:object draw:notify-on-update-of-ranges="'PBVI-RA'.A2:'PBVI-RA'.B2 'PBVI-RA'.A3:'PBVI-RA'.B3 'PBVI-RA'.A4:'PBVI-RA'.B4 'PBVI-RA'.A5:'PBVI-RA'.B5 'PBVI-RA'.A6:'PBVI-RA'.B6 'PBVI-RA'.A7:'PBVI-RA'.B7 'PBVI-RA'.A8:'PBVI-RA'.B8 'PBVI-RA'.A9:'PBVI-RA'.B9 'PBVI-RA'.A10:'PBVI-RA'.B10 'PBVI-RA'.A11:'PBVI-RA'.B11 'PBVI-RA'.A12:'PBVI-RA'.B12 'PBVI-RA'.A13:'PBVI-RA'.B13 'PBVI-RA'.A14:'PBVI-RA'.B14 'PBVI-RA'.A15:'PBVI-RA'.B15 'PBVI-RA'.A16:'PBVI-RA'.B16 'PBVI-RA'.A17:'PBVI-RA'.B17 'PBVI-RA'.A18:'PBVI-RA'.B18 'PBVI-RA'.A19:'PBVI-RA'.B19 'PBVI-RA'.A20:'PBVI-RA'.B20 'PBVI-RA'.A21:'PBVI-RA'.B21 'PBVI-RA'.A22:'PBVI-RA'.B22 'PBVI-RA'.A23:'PBVI-RA'.B23 'PBVI-RA'.A24:'PBVI-RA'.B24 'PBVI-RA'.A25:'PBVI-RA'.B25 'PBVI-RA'.A26:'PBVI-RA'.B26 'PBVI-RA'.A27:'PBVI-RA'.B27 'PBVI-RA'.A28:'PBVI-RA'.B28 'PBVI-RA'.A29:'PBVI-RA'.B29 'PBVI-RA'.A30:'PBVI-RA'.B30 'PBVI-RA'.A31:'PBVI-RA'.B31 'PBVI-RA'.A32:'PBVI-RA'.B32 'PBVI-RA'.A33:'PBVI-RA'.B33 'PBVI-RA'.A34:'PBVI-RA'.B34 'PBVI-RA'.A35:'PBVI-RA'.B35 'PBVI-RA'.A36:'PBVI-RA'.B36 'PBVI-RA'.A37:'PBVI-RA'.B37 'PBVI-RA'.A38:'PBVI-RA'.B38 'PBVI-RA'.A39:'PBVI-RA'.B39 'PBVI-RA'.A40:'PBVI-RA'.B40 'PBVI-RA'.A41:'PBVI-RA'.B41 'PBVI-RA'.A42:'PBVI-RA'.B42 'PBVI-RA'.A43:'PBVI-RA'.B43 'PBVI-RA'.A44:'PBVI-RA'.B44 'PBVI-RA'.A45:'PBVI-RA'.B45 'PBVI-RA'.A46:'PBVI-RA'.B46 'PBVI-RA'.A47:'PBVI-RA'.B47 'PBVI-RA'.A48:'PBVI-RA'.B48 'PBVI-RA'.A49:'PBVI-RA'.B49 'PBVI-RA'.A50:'PBVI-RA'.B50 'PBVI-RA'.A51:'PBVI-RA'.B51 'PBVI-RA'.A52:'PBVI-RA'.B52 'PBVI-RA'.A53:'PBVI-RA'.B53 'PBVI-RA'.A54:'PBVI-RA'.B54 'PBVI-RA'.A55:'PBVI-RA'.B55 'PBVI-RA'.A56:'PBVI-RA'.B56 'PBVI-RA'.A57:'PBVI-RA'.B57 'PBVI-RA'.A58:'PBVI-RA'.B58 'PBVI-RA'.A59:'PBVI-RA'.B59 'PBVI-RA'.A60:'PBVI-RA'.B60 'PBVI-RA'.A61:'PBVI-RA'.B61 'PBVI-RA'.A62:'PBVI-RA'.B62 'PBVI-RA'.A63:'PBVI-RA'.B63 'PBVI-RA'.A64:'PBVI-RA'.B64 'PBVI-RA'.A65:'PBVI-RA'.B65 'PBVI-RA'.A66:'PBVI-RA'.B66 'PBVI-RA'.A67:'PBVI-RA'.B67 'PBVI-RA'.A68:'PBVI-RA'.B68 'PBVI-RA'.A69:'PBVI-RA'.B69 'PBVI-RA'.A70:'PBVI-RA'.B70 'PBVI-RA'.A71:'PBVI-RA'.B71 'PBVI-RA'.A72:'PBVI-RA'.B72 'PBVI-RA'.A73:'PBVI-RA'.B73 'PBVI-RA'.A74:'PBVI-RA'.B74 'PBVI-RA'.A75:'PBVI-RA'.B75 'PBVI-RA'.A76:'PBVI-RA'.B76 'PBVI-RA'.A77:'PBVI-RA'.B77 'PBVI-RA'.A78:'PBVI-RA'.B78 'PBVI-RA'.A79:'PBVI-RA'.B79 'PBVI-RA'.A80:'PBVI-RA'.B80 'PBVI-RA'.A81:'PBVI-RA'.B81 'PBVI-RA'.A82:'PBVI-RA'.B8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orizon: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Expansions =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ansion Rule = Random</text:p>
          </table:table-cell>
        </table:table-row>
        <table:table-row table:style-name="ro1">
          <table:table-cell office:value-type="float" office:value="28.4028" calcext:value-type="float">
            <text:p>28.4028</text:p>
          </table:table-cell>
          <table:table-cell office:value-type="float" office:value="-81.5972" calcext:value-type="float">
            <text:p>-81.5972</text:p>
          </table:table-cell>
          <table:table-cell office:value-type="string" calcext:value-type="string">
            <text:p>Updates = Computed... ~100</text:p>
          </table:table-cell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table:number-columns-repeated="2" office:value-type="float" office:value="19.3714" calcext:value-type="float">
            <text:p>19.3714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table:number-columns-repeated="2" office:value-type="float" office:value="19.3714" calcext:value-type="float">
            <text:p>19.3714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table:number-columns-repeated="2" office:value-type="float" office:value="19.3714" calcext:value-type="float">
            <text:p>19.3714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24.6957" calcext:value-type="float">
            <text:p>24.6957</text:p>
          </table:table-cell>
          <table:table-cell office:value-type="float" office:value="3.01478" calcext:value-type="float">
            <text:p>3.0147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table:number-columns-repeated="2" office:value-type="float" office:value="19.3714" calcext:value-type="float">
            <text:p>19.3714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24.6957" calcext:value-type="float">
            <text:p>24.6957</text:p>
          </table:table-cell>
          <table:table-cell office:value-type="float" office:value="3.01478" calcext:value-type="float">
            <text:p>3.01478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25.005" calcext:value-type="float">
            <text:p>25.005</text:p>
          </table:table-cell>
          <table:table-cell office:value-type="float" office:value="0.690888" calcext:value-type="float">
            <text:p>0.690888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table:number-columns-repeated="2" office:value-type="float" office:value="19.3714" calcext:value-type="float">
            <text:p>19.3714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16:16:12.7861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6T16:19:27.677502000</dc:date>
    <meta:generator>LibreOffice/4.2.2.1$MacOSX_X86_64 LibreOffice_project/3be8cda0bddd8e430d8cda1ebfd581265cca5a0f</meta:generator>
    <meta:editing-duration>PT1H28M29S</meta:editing-duration>
    <meta:editing-cycles>8</meta:editing-cycles>
    <meta:document-statistic meta:table-count="3" meta:cell-count="35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scatter" chart:row-mapping="0 1 2" chart:style-name="ch1">
        <chart:legend chart:legend-position="end" svg:x="13.648cm" svg:y="3.702cm" style:legend-expansion="high" chart:style-name="ch2"/>
        <chart:plot-area chart:style-name="ch3" table:cell-range-address="VI.A2:VI.B3 VI.A5:VI.B6" chart:data-source-has-labels="row" svg:x="0.769cm" svg:y="0.851cm" svg:width="12.241cm" svg:height="7.525cm">
          <chartooo:coordinate-region svg:x="1.729cm" svg:y="1.047cm" svg:width="11.039cm" svg:height="7.135cm"/>
          <chart:axis chart:dimension="x" chart:name="primary-x" chart:style-name="ch4" chartooo:axis-type="auto">
            <chart:categories table:cell-range-address="VI.A2:VI.B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3:VI.B3" chart:class="chart:scatter">
            <chart:domain table:cell-range-address="VI.A2:VI.B2"/>
            <chart:data-point chart:repeated="2"/>
          </chart:series>
          <chart:series chart:style-name="ch7" chart:values-cell-range-address="VI.A5:VI.B5" chart:class="chart:scatter">
            <chart:data-point chart:repeated="2"/>
          </chart:series>
          <chart:series chart:style-name="ch8" chart:values-cell-range-address="VI.A6:VI.B6" chart:class="chart:scatte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2:VI.B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2:VI.B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VI.A3:VI.B3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100">
                <text:p>-100</text:p>
                <draw:g>
                  <svg:desc>VI.A5:VI.B5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VI.A6:VI.B6</svg:desc>
                </draw:g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241cm" svg:height="19.114cm" xlink:href=".." xlink:type="simple" chart:class="chart:scatter" chart:row-mapping="0 1 2 3 4" chart:style-name="ch1">
        <chart:legend chart:legend-position="end" svg:x="29.707cm" svg:y="8.282cm" style:legend-expansion="high" chart:style-name="ch2"/>
        <chart:plot-area chart:style-name="ch3" table:cell-range-address="PBVI.A42:PBVI.B47" chart:data-source-has-labels="row" svg:x="1.094cm" svg:y="1.663cm" svg:width="27.325cm" svg:height="16.649cm">
          <chartooo:coordinate-region svg:x="2.054cm" svg:y="1.859cm" svg:width="26.124cm" svg:height="16.258cm"/>
          <chart:axis chart:dimension="x" chart:name="primary-x" chart:style-name="ch4" chartooo:axis-type="auto">
            <chart:categories table:cell-range-address="PBVI.A42:PBVI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43:PBVI.B43" chart:class="chart:scatter">
            <chart:domain table:cell-range-address="PBVI.A42:PBVI.B42"/>
            <chart:data-point chart:repeated="2"/>
          </chart:series>
          <chart:series chart:style-name="ch7" chart:values-cell-range-address="PBVI.A44:PBVI.B44" chart:class="chart:scatter">
            <chart:data-point chart:repeated="2"/>
          </chart:series>
          <chart:series chart:style-name="ch8" chart:values-cell-range-address="PBVI.A45:PBVI.B45" chart:class="chart:scatter">
            <chart:data-point chart:repeated="2"/>
          </chart:series>
          <chart:series chart:style-name="ch9" chart:values-cell-range-address="PBVI.A46:PBVI.B46" chart:class="chart:scatter">
            <chart:data-point chart:repeated="2"/>
          </chart:series>
          <chart:series chart:style-name="ch10" chart:values-cell-range-address="PBVI.A47:PBVI.B4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42:PBVI.B4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BVI.A42:PBVI.B4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11.1346">
                <text:p>11.1346</text:p>
                <draw:g>
                  <svg:desc>PBVI.A43:PBVI.B43</svg:desc>
                </draw:g>
              </table:table-cell>
              <table:table-cell office:value-type="float" office:value="-98.8654">
                <text:p>-98.8654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-98.8654">
                <text:p>-98.8654</text:p>
                <draw:g>
                  <svg:desc>PBVI.A44:PBVI.B44</svg:desc>
                </draw:g>
              </table:table-cell>
              <table:table-cell office:value-type="float" office:value="11.1346">
                <text:p>11.1346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-13.9729">
                <text:p>-13.9729</text:p>
                <draw:g>
                  <svg:desc>PBVI.A45:PBVI.B45</svg:desc>
                </draw:g>
              </table:table-cell>
              <table:table-cell office:value-type="float" office:value="9.01709">
                <text:p>9.01709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9.01709">
                <text:p>9.01709</text:p>
                <draw:g>
                  <svg:desc>PBVI.A46:PBVI.B46</svg:desc>
                </draw:g>
              </table:table-cell>
              <table:table-cell office:value-type="float" office:value="-13.9729">
                <text:p>-13.9729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134594">
                <text:p>0.134594</text:p>
                <draw:g>
                  <svg:desc>PBVI.A47:PBVI.B47</svg:desc>
                </draw:g>
              </table:table-cell>
              <table:table-cell office:value-type="float" office:value="0.134594">
                <text:p>0.1345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52" style:family="chart" style:data-style-name="N0">
      <style:chart-properties chart:symbol-type="named-symbol" chart:symbol-name="diamond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5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5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5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5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57" style:family="chart" style:data-style-name="N0">
      <style:chart-properties chart:symbol-type="named-symbol" chart:symbol-name="bow-ti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5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59" style:family="chart" style:data-style-name="N0">
      <style:chart-properties chart:symbol-type="named-symbol" chart:symbol-name="circle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60" style:family="chart" style:data-style-name="N0">
      <style:chart-properties chart:symbol-type="named-symbol" chart:symbol-name="star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61" style:family="chart" style:data-style-name="N0">
      <style:chart-properties chart:symbol-type="named-symbol" chart:symbol-name="x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62" style:family="chart" style:data-style-name="N0">
      <style:chart-properties chart:symbol-type="named-symbol" chart:symbol-name="plus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6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6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6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6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67" style:family="chart">
      <style:graphic-properties draw:stroke="solid" svg:stroke-color="#b3b3b3" draw:fill="none" draw:fill-color="#e6e6e6"/>
    </style:style>
    <style:style style:name="ch68" style:family="chart">
      <style:graphic-properties svg:stroke-color="#b3b3b3" draw:fill-color="#cccccc"/>
    </style:style>
  </office:automatic-styles>
  <office:body>
    <office:chart>
      <chart:chart svg:width="32.241cm" svg:height="19.114cm" xlink:href=".." xlink:type="simple" chart:class="chart:scatter" chart:style-name="ch1">
        <chart:legend chart:legend-position="end" svg:x="25.059cm" svg:y="2.892cm" style:legend-expansion="high" chart:style-name="ch2"/>
        <chart:plot-area chart:style-name="ch3" table:cell-range-address="'PBVI-RA'.A2:'PBVI-RA'.B82" chart:data-source-has-labels="row" svg:x="1.094cm" svg:y="1.663cm" svg:width="22.677cm" svg:height="16.649cm">
          <chartooo:coordinate-region svg:x="2.054cm" svg:y="1.858cm" svg:width="21.475cm" svg:height="16.259cm"/>
          <chart:axis chart:dimension="x" chart:name="primary-x" chart:style-name="ch4" chartooo:axis-type="auto">
            <chart:categories table:cell-range-address="'PBVI-RA'.A2:'PBVI-RA'.B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BVI-RA'.A3:'PBVI-RA'.B3" chart:class="chart:scatter">
            <chart:domain table:cell-range-address="'PBVI-RA'.A2:'PBVI-RA'.B2"/>
            <chart:data-point chart:repeated="2"/>
          </chart:series>
          <chart:series chart:style-name="ch7" chart:values-cell-range-address="'PBVI-RA'.A4:'PBVI-RA'.B4" chart:class="chart:scatter">
            <chart:data-point chart:repeated="2"/>
          </chart:series>
          <chart:series chart:style-name="ch8" chart:values-cell-range-address="'PBVI-RA'.A5:'PBVI-RA'.B5" chart:class="chart:scatter">
            <chart:data-point chart:repeated="2"/>
          </chart:series>
          <chart:series chart:style-name="ch9" chart:values-cell-range-address="'PBVI-RA'.A6:'PBVI-RA'.B6" chart:class="chart:scatter">
            <chart:data-point chart:repeated="2"/>
          </chart:series>
          <chart:series chart:style-name="ch10" chart:values-cell-range-address="'PBVI-RA'.A7:'PBVI-RA'.B7" chart:class="chart:scatter">
            <chart:data-point chart:repeated="2"/>
          </chart:series>
          <chart:series chart:style-name="ch11" chart:values-cell-range-address="'PBVI-RA'.A8:'PBVI-RA'.B8" chart:class="chart:scatter">
            <chart:data-point chart:repeated="2"/>
          </chart:series>
          <chart:series chart:style-name="ch12" chart:values-cell-range-address="'PBVI-RA'.A9:'PBVI-RA'.B9" chart:class="chart:scatter">
            <chart:data-point chart:repeated="2"/>
          </chart:series>
          <chart:series chart:style-name="ch13" chart:values-cell-range-address="'PBVI-RA'.A10:'PBVI-RA'.B10" chart:class="chart:scatter">
            <chart:data-point chart:repeated="2"/>
          </chart:series>
          <chart:series chart:style-name="ch14" chart:values-cell-range-address="'PBVI-RA'.A11:'PBVI-RA'.B11" chart:class="chart:scatter">
            <chart:data-point chart:repeated="2"/>
          </chart:series>
          <chart:series chart:style-name="ch15" chart:values-cell-range-address="'PBVI-RA'.A12:'PBVI-RA'.B12" chart:class="chart:scatter">
            <chart:data-point chart:repeated="2"/>
          </chart:series>
          <chart:series chart:style-name="ch16" chart:values-cell-range-address="'PBVI-RA'.A13:'PBVI-RA'.B13" chart:class="chart:scatter">
            <chart:data-point chart:repeated="2"/>
          </chart:series>
          <chart:series chart:style-name="ch17" chart:values-cell-range-address="'PBVI-RA'.A14:'PBVI-RA'.B14" chart:class="chart:scatter">
            <chart:data-point chart:repeated="2"/>
          </chart:series>
          <chart:series chart:style-name="ch18" chart:values-cell-range-address="'PBVI-RA'.A15:'PBVI-RA'.B15" chart:class="chart:scatter">
            <chart:data-point chart:repeated="2"/>
          </chart:series>
          <chart:series chart:style-name="ch19" chart:values-cell-range-address="'PBVI-RA'.A16:'PBVI-RA'.B16" chart:class="chart:scatter">
            <chart:data-point chart:repeated="2"/>
          </chart:series>
          <chart:series chart:style-name="ch20" chart:values-cell-range-address="'PBVI-RA'.A17:'PBVI-RA'.B17" chart:class="chart:scatter">
            <chart:data-point chart:repeated="2"/>
          </chart:series>
          <chart:series chart:style-name="ch21" chart:values-cell-range-address="'PBVI-RA'.A18:'PBVI-RA'.B18" chart:class="chart:scatter">
            <chart:data-point chart:repeated="2"/>
          </chart:series>
          <chart:series chart:style-name="ch22" chart:values-cell-range-address="'PBVI-RA'.A19:'PBVI-RA'.B19" chart:class="chart:scatter">
            <chart:data-point chart:repeated="2"/>
          </chart:series>
          <chart:series chart:style-name="ch23" chart:values-cell-range-address="'PBVI-RA'.A20:'PBVI-RA'.B20" chart:class="chart:scatter">
            <chart:data-point chart:repeated="2"/>
          </chart:series>
          <chart:series chart:style-name="ch24" chart:values-cell-range-address="'PBVI-RA'.A21:'PBVI-RA'.B21" chart:class="chart:scatter">
            <chart:data-point chart:repeated="2"/>
          </chart:series>
          <chart:series chart:style-name="ch25" chart:values-cell-range-address="'PBVI-RA'.A22:'PBVI-RA'.B22" chart:class="chart:scatter">
            <chart:data-point chart:repeated="2"/>
          </chart:series>
          <chart:series chart:style-name="ch26" chart:values-cell-range-address="'PBVI-RA'.A23:'PBVI-RA'.B23" chart:class="chart:scatter">
            <chart:data-point chart:repeated="2"/>
          </chart:series>
          <chart:series chart:style-name="ch27" chart:values-cell-range-address="'PBVI-RA'.A24:'PBVI-RA'.B24" chart:class="chart:scatter">
            <chart:data-point chart:repeated="2"/>
          </chart:series>
          <chart:series chart:style-name="ch28" chart:values-cell-range-address="'PBVI-RA'.A25:'PBVI-RA'.B25" chart:class="chart:scatter">
            <chart:data-point chart:repeated="2"/>
          </chart:series>
          <chart:series chart:style-name="ch29" chart:values-cell-range-address="'PBVI-RA'.A26:'PBVI-RA'.B26" chart:class="chart:scatter">
            <chart:data-point chart:repeated="2"/>
          </chart:series>
          <chart:series chart:style-name="ch30" chart:values-cell-range-address="'PBVI-RA'.A27:'PBVI-RA'.B27" chart:class="chart:scatter">
            <chart:data-point chart:repeated="2"/>
          </chart:series>
          <chart:series chart:style-name="ch31" chart:values-cell-range-address="'PBVI-RA'.A28:'PBVI-RA'.B28" chart:class="chart:scatter">
            <chart:data-point chart:repeated="2"/>
          </chart:series>
          <chart:series chart:style-name="ch32" chart:values-cell-range-address="'PBVI-RA'.A29:'PBVI-RA'.B29" chart:class="chart:scatter">
            <chart:data-point chart:repeated="2"/>
          </chart:series>
          <chart:series chart:style-name="ch33" chart:values-cell-range-address="'PBVI-RA'.A30:'PBVI-RA'.B30" chart:class="chart:scatter">
            <chart:data-point chart:repeated="2"/>
          </chart:series>
          <chart:series chart:style-name="ch34" chart:values-cell-range-address="'PBVI-RA'.A31:'PBVI-RA'.B31" chart:class="chart:scatter">
            <chart:data-point chart:repeated="2"/>
          </chart:series>
          <chart:series chart:style-name="ch35" chart:values-cell-range-address="'PBVI-RA'.A32:'PBVI-RA'.B32" chart:class="chart:scatter">
            <chart:data-point chart:repeated="2"/>
          </chart:series>
          <chart:series chart:style-name="ch36" chart:values-cell-range-address="'PBVI-RA'.A33:'PBVI-RA'.B33" chart:class="chart:scatter">
            <chart:data-point chart:repeated="2"/>
          </chart:series>
          <chart:series chart:style-name="ch37" chart:values-cell-range-address="'PBVI-RA'.A34:'PBVI-RA'.B34" chart:class="chart:scatter">
            <chart:data-point chart:repeated="2"/>
          </chart:series>
          <chart:series chart:style-name="ch38" chart:values-cell-range-address="'PBVI-RA'.A35:'PBVI-RA'.B35" chart:class="chart:scatter">
            <chart:data-point chart:repeated="2"/>
          </chart:series>
          <chart:series chart:style-name="ch39" chart:values-cell-range-address="'PBVI-RA'.A36:'PBVI-RA'.B36" chart:class="chart:scatter">
            <chart:data-point chart:repeated="2"/>
          </chart:series>
          <chart:series chart:style-name="ch40" chart:values-cell-range-address="'PBVI-RA'.A37:'PBVI-RA'.B37" chart:class="chart:scatter">
            <chart:data-point chart:repeated="2"/>
          </chart:series>
          <chart:series chart:style-name="ch41" chart:values-cell-range-address="'PBVI-RA'.A38:'PBVI-RA'.B38" chart:class="chart:scatter">
            <chart:data-point chart:repeated="2"/>
          </chart:series>
          <chart:series chart:style-name="ch42" chart:values-cell-range-address="'PBVI-RA'.A39:'PBVI-RA'.B39" chart:class="chart:scatter">
            <chart:data-point chart:repeated="2"/>
          </chart:series>
          <chart:series chart:style-name="ch43" chart:values-cell-range-address="'PBVI-RA'.A40:'PBVI-RA'.B40" chart:class="chart:scatter">
            <chart:data-point chart:repeated="2"/>
          </chart:series>
          <chart:series chart:style-name="ch44" chart:values-cell-range-address="'PBVI-RA'.A41:'PBVI-RA'.B41" chart:class="chart:scatter">
            <chart:data-point chart:repeated="2"/>
          </chart:series>
          <chart:series chart:style-name="ch45" chart:values-cell-range-address="'PBVI-RA'.A42:'PBVI-RA'.B42" chart:class="chart:scatter">
            <chart:data-point chart:repeated="2"/>
          </chart:series>
          <chart:series chart:style-name="ch46" chart:values-cell-range-address="'PBVI-RA'.A43:'PBVI-RA'.B43" chart:class="chart:scatter">
            <chart:data-point chart:repeated="2"/>
          </chart:series>
          <chart:series chart:style-name="ch47" chart:values-cell-range-address="'PBVI-RA'.A44:'PBVI-RA'.B44" chart:class="chart:scatter">
            <chart:data-point chart:repeated="2"/>
          </chart:series>
          <chart:series chart:style-name="ch48" chart:values-cell-range-address="'PBVI-RA'.A45:'PBVI-RA'.B45" chart:class="chart:scatter">
            <chart:data-point chart:repeated="2"/>
          </chart:series>
          <chart:series chart:style-name="ch49" chart:values-cell-range-address="'PBVI-RA'.A46:'PBVI-RA'.B46" chart:class="chart:scatter">
            <chart:data-point chart:repeated="2"/>
          </chart:series>
          <chart:series chart:style-name="ch50" chart:values-cell-range-address="'PBVI-RA'.A47:'PBVI-RA'.B47" chart:class="chart:scatter">
            <chart:data-point chart:repeated="2"/>
          </chart:series>
          <chart:series chart:style-name="ch51" chart:values-cell-range-address="'PBVI-RA'.A48:'PBVI-RA'.B48" chart:class="chart:scatter">
            <chart:data-point chart:repeated="2"/>
          </chart:series>
          <chart:series chart:style-name="ch52" chart:values-cell-range-address="'PBVI-RA'.A49:'PBVI-RA'.B49" chart:class="chart:scatter">
            <chart:data-point chart:repeated="2"/>
          </chart:series>
          <chart:series chart:style-name="ch53" chart:values-cell-range-address="'PBVI-RA'.A50:'PBVI-RA'.B50" chart:class="chart:scatter">
            <chart:data-point chart:repeated="2"/>
          </chart:series>
          <chart:series chart:style-name="ch54" chart:values-cell-range-address="'PBVI-RA'.A51:'PBVI-RA'.B51" chart:class="chart:scatter">
            <chart:data-point chart:repeated="2"/>
          </chart:series>
          <chart:series chart:style-name="ch55" chart:values-cell-range-address="'PBVI-RA'.A52:'PBVI-RA'.B52" chart:class="chart:scatter">
            <chart:data-point chart:repeated="2"/>
          </chart:series>
          <chart:series chart:style-name="ch56" chart:values-cell-range-address="'PBVI-RA'.A53:'PBVI-RA'.B53" chart:class="chart:scatter">
            <chart:data-point chart:repeated="2"/>
          </chart:series>
          <chart:series chart:style-name="ch57" chart:values-cell-range-address="'PBVI-RA'.A54:'PBVI-RA'.B54" chart:class="chart:scatter">
            <chart:data-point chart:repeated="2"/>
          </chart:series>
          <chart:series chart:style-name="ch58" chart:values-cell-range-address="'PBVI-RA'.A55:'PBVI-RA'.B55" chart:class="chart:scatter">
            <chart:data-point chart:repeated="2"/>
          </chart:series>
          <chart:series chart:style-name="ch59" chart:values-cell-range-address="'PBVI-RA'.A56:'PBVI-RA'.B56" chart:class="chart:scatter">
            <chart:data-point chart:repeated="2"/>
          </chart:series>
          <chart:series chart:style-name="ch60" chart:values-cell-range-address="'PBVI-RA'.A57:'PBVI-RA'.B57" chart:class="chart:scatter">
            <chart:data-point chart:repeated="2"/>
          </chart:series>
          <chart:series chart:style-name="ch61" chart:values-cell-range-address="'PBVI-RA'.A58:'PBVI-RA'.B58" chart:class="chart:scatter">
            <chart:data-point chart:repeated="2"/>
          </chart:series>
          <chart:series chart:style-name="ch62" chart:values-cell-range-address="'PBVI-RA'.A59:'PBVI-RA'.B59" chart:class="chart:scatter">
            <chart:data-point chart:repeated="2"/>
          </chart:series>
          <chart:series chart:style-name="ch63" chart:values-cell-range-address="'PBVI-RA'.A60:'PBVI-RA'.B60" chart:class="chart:scatter">
            <chart:data-point chart:repeated="2"/>
          </chart:series>
          <chart:series chart:style-name="ch64" chart:values-cell-range-address="'PBVI-RA'.A61:'PBVI-RA'.B61" chart:class="chart:scatter">
            <chart:data-point chart:repeated="2"/>
          </chart:series>
          <chart:series chart:style-name="ch65" chart:values-cell-range-address="'PBVI-RA'.A62:'PBVI-RA'.B62" chart:class="chart:scatter">
            <chart:data-point chart:repeated="2"/>
          </chart:series>
          <chart:series chart:style-name="ch66" chart:values-cell-range-address="'PBVI-RA'.A63:'PBVI-RA'.B63" chart:class="chart:scatter">
            <chart:data-point chart:repeated="2"/>
          </chart:series>
          <chart:series chart:style-name="ch7" chart:values-cell-range-address="'PBVI-RA'.A64:'PBVI-RA'.B64" chart:class="chart:scatter">
            <chart:data-point chart:repeated="2"/>
          </chart:series>
          <chart:series chart:style-name="ch8" chart:values-cell-range-address="'PBVI-RA'.A65:'PBVI-RA'.B65" chart:class="chart:scatter">
            <chart:data-point chart:repeated="2"/>
          </chart:series>
          <chart:series chart:style-name="ch9" chart:values-cell-range-address="'PBVI-RA'.A66:'PBVI-RA'.B66" chart:class="chart:scatter">
            <chart:data-point chart:repeated="2"/>
          </chart:series>
          <chart:series chart:style-name="ch10" chart:values-cell-range-address="'PBVI-RA'.A67:'PBVI-RA'.B67" chart:class="chart:scatter">
            <chart:data-point chart:repeated="2"/>
          </chart:series>
          <chart:series chart:style-name="ch11" chart:values-cell-range-address="'PBVI-RA'.A68:'PBVI-RA'.B68" chart:class="chart:scatter">
            <chart:data-point chart:repeated="2"/>
          </chart:series>
          <chart:series chart:style-name="ch12" chart:values-cell-range-address="'PBVI-RA'.A69:'PBVI-RA'.B69" chart:class="chart:scatter">
            <chart:data-point chart:repeated="2"/>
          </chart:series>
          <chart:series chart:style-name="ch13" chart:values-cell-range-address="'PBVI-RA'.A70:'PBVI-RA'.B70" chart:class="chart:scatter">
            <chart:data-point chart:repeated="2"/>
          </chart:series>
          <chart:series chart:style-name="ch14" chart:values-cell-range-address="'PBVI-RA'.A71:'PBVI-RA'.B71" chart:class="chart:scatter">
            <chart:data-point chart:repeated="2"/>
          </chart:series>
          <chart:series chart:style-name="ch15" chart:values-cell-range-address="'PBVI-RA'.A72:'PBVI-RA'.B72" chart:class="chart:scatter">
            <chart:data-point chart:repeated="2"/>
          </chart:series>
          <chart:series chart:style-name="ch16" chart:values-cell-range-address="'PBVI-RA'.A73:'PBVI-RA'.B73" chart:class="chart:scatter">
            <chart:data-point chart:repeated="2"/>
          </chart:series>
          <chart:series chart:style-name="ch17" chart:values-cell-range-address="'PBVI-RA'.A74:'PBVI-RA'.B74" chart:class="chart:scatter">
            <chart:data-point chart:repeated="2"/>
          </chart:series>
          <chart:series chart:style-name="ch18" chart:values-cell-range-address="'PBVI-RA'.A75:'PBVI-RA'.B75" chart:class="chart:scatter">
            <chart:data-point chart:repeated="2"/>
          </chart:series>
          <chart:series chart:style-name="ch19" chart:values-cell-range-address="'PBVI-RA'.A76:'PBVI-RA'.B76" chart:class="chart:scatter">
            <chart:data-point chart:repeated="2"/>
          </chart:series>
          <chart:series chart:style-name="ch20" chart:values-cell-range-address="'PBVI-RA'.A77:'PBVI-RA'.B77" chart:class="chart:scatter">
            <chart:data-point chart:repeated="2"/>
          </chart:series>
          <chart:series chart:style-name="ch21" chart:values-cell-range-address="'PBVI-RA'.A78:'PBVI-RA'.B78" chart:class="chart:scatter">
            <chart:data-point chart:repeated="2"/>
          </chart:series>
          <chart:series chart:style-name="ch22" chart:values-cell-range-address="'PBVI-RA'.A79:'PBVI-RA'.B79" chart:class="chart:scatter">
            <chart:data-point chart:repeated="2"/>
          </chart:series>
          <chart:series chart:style-name="ch23" chart:values-cell-range-address="'PBVI-RA'.A80:'PBVI-RA'.B80" chart:class="chart:scatter">
            <chart:data-point chart:repeated="2"/>
          </chart:series>
          <chart:series chart:style-name="ch24" chart:values-cell-range-address="'PBVI-RA'.A81:'PBVI-RA'.B81" chart:class="chart:scatter">
            <chart:data-point chart:repeated="2"/>
          </chart:series>
          <chart:series chart:style-name="ch25" chart:values-cell-range-address="'PBVI-RA'.A82:'PBVI-RA'.B82" chart:class="chart:scatter">
            <chart:data-point chart:repeated="2"/>
          </chart:series>
          <chart:wall chart:style-name="ch67"/>
          <chart:floor chart:style-name="ch6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PBVI-RA'.A2:'PBVI-RA'.B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8.4028">
                <text:p>28.4028</text:p>
                <draw:g>
                  <svg:desc>'PBVI-RA'.A3:'PBVI-RA'.B3</svg:desc>
                </draw:g>
              </table:table-cell>
              <table:table-cell office:value-type="float" office:value="-81.5972">
                <text:p>-81.597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4:'PBVI-RA'.B4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5:'PBVI-RA'.B5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6:'PBVI-RA'.B6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9.3714">
                <text:p>19.3714</text:p>
                <draw:g>
                  <svg:desc>'PBVI-RA'.A7:'PBVI-RA'.B7</svg:desc>
                </draw:g>
              </table:table-cell>
              <table:table-cell office:value-type="float" office:value="19.3714">
                <text:p>19.3714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8:'PBVI-RA'.B8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9:'PBVI-RA'.B9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10:'PBVI-RA'.B10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11:'PBVI-RA'.B11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12:'PBVI-RA'.B12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13:'PBVI-RA'.B13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14:'PBVI-RA'.B14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9.3714">
                <text:p>19.3714</text:p>
                <draw:g>
                  <svg:desc>'PBVI-RA'.A15:'PBVI-RA'.B15</svg:desc>
                </draw:g>
              </table:table-cell>
              <table:table-cell office:value-type="float" office:value="19.3714">
                <text:p>19.3714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16:'PBVI-RA'.B16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17:'PBVI-RA'.B17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18:'PBVI-RA'.B18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19:'PBVI-RA'.B19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20:'PBVI-RA'.B20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9.3714">
                <text:p>19.3714</text:p>
                <draw:g>
                  <svg:desc>'PBVI-RA'.A21:'PBVI-RA'.B21</svg:desc>
                </draw:g>
              </table:table-cell>
              <table:table-cell office:value-type="float" office:value="19.3714">
                <text:p>19.3714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22:'PBVI-RA'.B22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23:'PBVI-RA'.B23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24:'PBVI-RA'.B24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25:'PBVI-RA'.B25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26:'PBVI-RA'.B26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27:'PBVI-RA'.B27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28:'PBVI-RA'.B28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29:'PBVI-RA'.B29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30:'PBVI-RA'.B30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31:'PBVI-RA'.B31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32:'PBVI-RA'.B32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33:'PBVI-RA'.B33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34:'PBVI-RA'.B34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35:'PBVI-RA'.B35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36:'PBVI-RA'.B36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24.6957">
                <text:p>24.6957</text:p>
                <draw:g>
                  <svg:desc>'PBVI-RA'.A37:'PBVI-RA'.B37</svg:desc>
                </draw:g>
              </table:table-cell>
              <table:table-cell office:value-type="float" office:value="3.01478">
                <text:p>3.01478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38:'PBVI-RA'.B38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39:'PBVI-RA'.B39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19.3714">
                <text:p>19.3714</text:p>
                <draw:g>
                  <svg:desc>'PBVI-RA'.A40:'PBVI-RA'.B40</svg:desc>
                </draw:g>
              </table:table-cell>
              <table:table-cell office:value-type="float" office:value="19.3714">
                <text:p>19.3714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41:'PBVI-RA'.B41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24.6957">
                <text:p>24.6957</text:p>
                <draw:g>
                  <svg:desc>'PBVI-RA'.A42:'PBVI-RA'.B42</svg:desc>
                </draw:g>
              </table:table-cell>
              <table:table-cell office:value-type="float" office:value="3.01478">
                <text:p>3.01478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43:'PBVI-RA'.B43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44:'PBVI-RA'.B44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45:'PBVI-RA'.B45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25.005">
                <text:p>25.005</text:p>
                <draw:g>
                  <svg:desc>'PBVI-RA'.A46:'PBVI-RA'.B46</svg:desc>
                </draw:g>
              </table:table-cell>
              <table:table-cell office:value-type="float" office:value="0.690888">
                <text:p>0.690888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47:'PBVI-RA'.B47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48:'PBVI-RA'.B48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49:'PBVI-RA'.B49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50:'PBVI-RA'.B50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51:'PBVI-RA'.B51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52:'PBVI-RA'.B52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53:'PBVI-RA'.B53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54:'PBVI-RA'.B54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55:'PBVI-RA'.B55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56:'PBVI-RA'.B56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57:'PBVI-RA'.B57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58:'PBVI-RA'.B58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59:'PBVI-RA'.B59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0:'PBVI-RA'.B60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61:'PBVI-RA'.B61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62:'PBVI-RA'.B62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3:'PBVI-RA'.B63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4:'PBVI-RA'.B64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5:'PBVI-RA'.B65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66:'PBVI-RA'.B66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67:'PBVI-RA'.B67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68:'PBVI-RA'.B68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9:'PBVI-RA'.B69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70:'PBVI-RA'.B70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71:'PBVI-RA'.B71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72:'PBVI-RA'.B72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3:'PBVI-RA'.B73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19.3714">
                <text:p>19.3714</text:p>
                <draw:g>
                  <svg:desc>'PBVI-RA'.A74:'PBVI-RA'.B74</svg:desc>
                </draw:g>
              </table:table-cell>
              <table:table-cell office:value-type="float" office:value="19.3714">
                <text:p>19.3714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75:'PBVI-RA'.B75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6:'PBVI-RA'.B76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7:'PBVI-RA'.B77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8:'PBVI-RA'.B78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9:'PBVI-RA'.B79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80:'PBVI-RA'.B80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81:'PBVI-RA'.B81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82:'PBVI-RA'.B82</svg:desc>
                </draw:g>
              </table:table-cell>
              <table:table-cell office:value-type="float" office:value="21.5418">
                <text:p>21.541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" chart:style-name="ch1">
        <chart:legend chart:legend-position="end" svg:x="13.465cm" svg:y="3.213cm" style:legend-expansion="high" chart:style-name="ch2"/>
        <chart:plot-area chart:style-name="ch3" table:cell-range-address="VI.A10:VI.B13 VI.A15:VI.B16" chart:data-source-has-labels="row" svg:x="0.769cm" svg:y="0.851cm" svg:width="12.058cm" svg:height="7.526cm">
          <chartooo:coordinate-region svg:x="1.729cm" svg:y="1.046cm" svg:width="10.857cm" svg:height="7.136cm"/>
          <chart:axis chart:dimension="x" chart:name="primary-x" chart:style-name="ch4" chartooo:axis-type="auto">
            <chart:categories table:cell-range-address="VI.A10:VI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11:VI.B11" chart:class="chart:scatter">
            <chart:domain table:cell-range-address="VI.A10:VI.B10"/>
            <chart:data-point chart:repeated="2"/>
          </chart:series>
          <chart:series chart:style-name="ch7" chart:values-cell-range-address="VI.A12:VI.B12" chart:class="chart:scatter">
            <chart:data-point chart:repeated="2"/>
          </chart:series>
          <chart:series chart:style-name="ch8" chart:values-cell-range-address="VI.A13:VI.B13" chart:class="chart:scatter">
            <chart:data-point chart:repeated="2"/>
          </chart:series>
          <chart:series chart:style-name="ch9" chart:values-cell-range-address="VI.A15:VI.B15" chart:class="chart:scatter">
            <chart:data-point chart:repeated="2"/>
          </chart:series>
          <chart:series chart:style-name="ch10" chart:values-cell-range-address="VI.A16:VI.B16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10:VI.B1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10:VI.B1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-1.95">
                <text:p>-1.95</text:p>
                <draw:g>
                  <svg:desc>VI.A11:VI.B11</svg:desc>
                </draw:g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16.0575">
                <text:p>-16.0575</text:p>
                <draw:g>
                  <svg:desc>VI.A12:VI.B12</svg:desc>
                </draw:g>
              </table:table-cell>
              <table:table-cell office:value-type="float" office:value="6.9325">
                <text:p>6.932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6.9325">
                <text:p>6.9325</text:p>
                <draw:g>
                  <svg:desc>VI.A13:VI.B13</svg:desc>
                </draw:g>
              </table:table-cell>
              <table:table-cell office:value-type="float" office:value="-16.0575">
                <text:p>-16.057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-100.95">
                <text:p>-100.95</text:p>
                <draw:g>
                  <svg:desc>VI.A15:VI.B15</svg:desc>
                </draw:g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VI.A16:VI.B16</svg:desc>
                </draw:g>
              </table:table-cell>
              <table:table-cell office:value-type="float" office:value="-100.95">
                <text:p>-10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 5 6 7 8" chart:style-name="ch1">
        <chart:legend chart:legend-position="end" svg:x="13.465cm" svg:y="2.233cm" style:legend-expansion="high" chart:style-name="ch2"/>
        <chart:plot-area chart:style-name="ch3" table:cell-range-address="VI.A20:VI.B27 VI.A29:VI.B30" chart:data-source-has-labels="row" svg:x="0.769cm" svg:y="0.851cm" svg:width="12.058cm" svg:height="7.526cm">
          <chartooo:coordinate-region svg:x="1.729cm" svg:y="1.046cm" svg:width="10.857cm" svg:height="7.136cm"/>
          <chart:axis chart:dimension="x" chart:name="primary-x" chart:style-name="ch4" chartooo:axis-type="auto">
            <chart:categories table:cell-range-address="VI.A20:VI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21:VI.B21" chart:class="chart:scatter">
            <chart:domain table:cell-range-address="VI.A20:VI.B20"/>
            <chart:data-point chart:repeated="2"/>
          </chart:series>
          <chart:series chart:style-name="ch7" chart:values-cell-range-address="VI.A22:VI.B22" chart:class="chart:scatter">
            <chart:data-point chart:repeated="2"/>
          </chart:series>
          <chart:series chart:style-name="ch8" chart:values-cell-range-address="VI.A23:VI.B23" chart:class="chart:scatter">
            <chart:data-point chart:repeated="2"/>
          </chart:series>
          <chart:series chart:style-name="ch9" chart:values-cell-range-address="VI.A24:VI.B24" chart:class="chart:scatter">
            <chart:data-point chart:repeated="2"/>
          </chart:series>
          <chart:series chart:style-name="ch10" chart:values-cell-range-address="VI.A25:VI.B25" chart:class="chart:scatter">
            <chart:data-point chart:repeated="2"/>
          </chart:series>
          <chart:series chart:style-name="ch11" chart:values-cell-range-address="VI.A26:VI.B26" chart:class="chart:scatter">
            <chart:data-point chart:repeated="2"/>
          </chart:series>
          <chart:series chart:style-name="ch12" chart:values-cell-range-address="VI.A27:VI.B27" chart:class="chart:scatter">
            <chart:data-point chart:repeated="2"/>
          </chart:series>
          <chart:series chart:style-name="ch13" chart:values-cell-range-address="VI.A29:VI.B29" chart:class="chart:scatter">
            <chart:data-point chart:repeated="2"/>
          </chart:series>
          <chart:series chart:style-name="ch14" chart:values-cell-range-address="VI.A30:VI.B3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20:VI.B2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20:VI.B2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-4.86282">
                <text:p>-4.86282</text:p>
                <draw:g>
                  <svg:desc>VI.A21:VI.B21</svg:desc>
                </draw:g>
              </table:table-cell>
              <table:table-cell office:value-type="float" office:value="4.32012">
                <text:p>4.32012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-16.96">
                <text:p>-16.96</text:p>
                <draw:g>
                  <svg:desc>VI.A22:VI.B22</svg:desc>
                </draw:g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-28.3518">
                <text:p>-28.3518</text:p>
                <draw:g>
                  <svg:desc>VI.A23:VI.B23</svg:desc>
                </draw:g>
              </table:table-cell>
              <table:table-cell office:value-type="float" office:value="7.29576">
                <text:p>7.29576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4.32012">
                <text:p>4.32012</text:p>
                <draw:g>
                  <svg:desc>VI.A24:VI.B24</svg:desc>
                </draw:g>
              </table:table-cell>
              <table:table-cell office:value-type="float" office:value="-4.86282">
                <text:p>-4.86282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VI.A25:VI.B25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6.03">
                <text:p>6.03</text:p>
                <draw:g>
                  <svg:desc>VI.A26:VI.B26</svg:desc>
                </draw:g>
              </table:table-cell>
              <table:table-cell office:value-type="float" office:value="-16.96">
                <text:p>-16.9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7.29576">
                <text:p>7.29576</text:p>
                <draw:g>
                  <svg:desc>VI.A27:VI.B27</svg:desc>
                </draw:g>
              </table:table-cell>
              <table:table-cell office:value-type="float" office:value="-28.3518">
                <text:p>-28.351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-101.852">
                <text:p>-101.852</text:p>
                <draw:g>
                  <svg:desc>VI.A29:VI.B29</svg:desc>
                </draw:g>
              </table:table-cell>
              <table:table-cell office:value-type="float" office:value="8.1475">
                <text:p>8.1475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8.1475">
                <text:p>8.1475</text:p>
                <draw:g>
                  <svg:desc>VI.A30:VI.B30</svg:desc>
                </draw:g>
              </table:table-cell>
              <table:table-cell office:value-type="float" office:value="-101.852">
                <text:p>-101.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 5 6 7 8 9 10" chart:style-name="ch1">
        <chart:legend chart:legend-position="end" svg:x="13.465cm" svg:y="1.743cm" style:legend-expansion="high" chart:style-name="ch2"/>
        <chart:plot-area chart:style-name="ch3" table:cell-range-address="VI.A34:VI.B43 VI.A45:VI.B46" chart:data-source-has-labels="row" svg:x="0.769cm" svg:y="0.851cm" svg:width="12.058cm" svg:height="7.526cm">
          <chartooo:coordinate-region svg:x="1.729cm" svg:y="1.046cm" svg:width="10.857cm" svg:height="7.136cm"/>
          <chart:axis chart:dimension="x" chart:name="primary-x" chart:style-name="ch4" chartooo:axis-type="auto">
            <chart:categories table:cell-range-address="VI.A34:VI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35:VI.B35" chart:class="chart:scatter">
            <chart:domain table:cell-range-address="VI.A34:VI.B34"/>
            <chart:data-point chart:repeated="2"/>
          </chart:series>
          <chart:series chart:style-name="ch7" chart:values-cell-range-address="VI.A36:VI.B36" chart:class="chart:scatter">
            <chart:data-point chart:repeated="2"/>
          </chart:series>
          <chart:series chart:style-name="ch8" chart:values-cell-range-address="VI.A37:VI.B37" chart:class="chart:scatter">
            <chart:data-point chart:repeated="2"/>
          </chart:series>
          <chart:series chart:style-name="ch9" chart:values-cell-range-address="VI.A38:VI.B38" chart:class="chart:scatter">
            <chart:data-point chart:repeated="2"/>
          </chart:series>
          <chart:series chart:style-name="ch10" chart:values-cell-range-address="VI.A39:VI.B39" chart:class="chart:scatter">
            <chart:data-point chart:repeated="2"/>
          </chart:series>
          <chart:series chart:style-name="ch11" chart:values-cell-range-address="VI.A40:VI.B40" chart:class="chart:scatter">
            <chart:data-point chart:repeated="2"/>
          </chart:series>
          <chart:series chart:style-name="ch12" chart:values-cell-range-address="VI.A41:VI.B41" chart:class="chart:scatter">
            <chart:data-point chart:repeated="2"/>
          </chart:series>
          <chart:series chart:style-name="ch13" chart:values-cell-range-address="VI.A42:VI.B42" chart:class="chart:scatter">
            <chart:data-point chart:repeated="2"/>
          </chart:series>
          <chart:series chart:style-name="ch14" chart:values-cell-range-address="VI.A43:VI.B43" chart:class="chart:scatter">
            <chart:data-point chart:repeated="2"/>
          </chart:series>
          <chart:series chart:style-name="ch15" chart:values-cell-range-address="VI.A45:VI.B45" chart:class="chart:scatter">
            <chart:data-point chart:repeated="2"/>
          </chart:series>
          <chart:series chart:style-name="ch16" chart:values-cell-range-address="VI.A46:VI.B46" chart:class="chart:scatte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34:VI.B34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34:VI.B34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79554">
                <text:p>1.79554</text:p>
                <draw:g>
                  <svg:desc>VI.A35:VI.B35</svg:desc>
                </draw:g>
              </table:table-cell>
              <table:table-cell office:value-type="float" office:value="1.79554">
                <text:p>1.79554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716959">
                <text:p>0.0716959</text:p>
                <draw:g>
                  <svg:desc>VI.A36:VI.B36</svg:desc>
                </draw:g>
              </table:table-cell>
              <table:table-cell office:value-type="float" office:value="3.17627">
                <text:p>3.17627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-1.55164">
                <text:p>-1.55164</text:p>
                <draw:g>
                  <svg:desc>VI.A37:VI.B37</svg:desc>
                </draw:g>
              </table:table-cell>
              <table:table-cell office:value-type="float" office:value="4.19837">
                <text:p>4.19837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-1.55164">
                <text:p>-1.55164</text:p>
                <draw:g>
                  <svg:desc>VI.A38:VI.B38</svg:desc>
                </draw:g>
              </table:table-cell>
              <table:table-cell office:value-type="float" office:value="4.19837">
                <text:p>4.19837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-3.17497">
                <text:p>-3.17497</text:p>
                <draw:g>
                  <svg:desc>VI.A39:VI.B39</svg:desc>
                </draw:g>
              </table:table-cell>
              <table:table-cell office:value-type="float" office:value="5.22047">
                <text:p>5.22047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3.17627">
                <text:p>3.17627</text:p>
                <draw:g>
                  <svg:desc>VI.A40:VI.B40</svg:desc>
                </draw:g>
              </table:table-cell>
              <table:table-cell office:value-type="float" office:value="0.0716959">
                <text:p>0.07169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19837">
                <text:p>4.19837</text:p>
                <draw:g>
                  <svg:desc>VI.A41:VI.B41</svg:desc>
                </draw:g>
              </table:table-cell>
              <table:table-cell office:value-type="float" office:value="-1.55164">
                <text:p>-1.5516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4.19837">
                <text:p>4.19837</text:p>
                <draw:g>
                  <svg:desc>VI.A42:VI.B42</svg:desc>
                </draw:g>
              </table:table-cell>
              <table:table-cell office:value-type="float" office:value="-1.55164">
                <text:p>-1.55164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5.22047">
                <text:p>5.22047</text:p>
                <draw:g>
                  <svg:desc>VI.A43:VI.B43</svg:desc>
                </draw:g>
              </table:table-cell>
              <table:table-cell office:value-type="float" office:value="-3.17497">
                <text:p>-3.17497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-97.8057">
                <text:p>-97.8057</text:p>
                <draw:g>
                  <svg:desc>VI.A45:VI.B45</svg:desc>
                </draw:g>
              </table:table-cell>
              <table:table-cell office:value-type="float" office:value="12.1943">
                <text:p>12.1943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12.1943">
                <text:p>12.1943</text:p>
                <draw:g>
                  <svg:desc>VI.A46:VI.B46</svg:desc>
                </draw:g>
              </table:table-cell>
              <table:table-cell office:value-type="float" office:value="-97.8057">
                <text:p>-97.80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2.241cm" svg:height="19.114cm" xlink:href=".." xlink:type="simple" chart:class="chart:scatter" chart:row-mapping="0 1 2 3 4 5 6 7 8 9 10 11 12 13 14 15 16 17 18 19 20" chart:style-name="ch1">
        <chart:legend chart:legend-position="end" svg:x="29.707cm" svg:y="4.362cm" style:legend-expansion="high" chart:style-name="ch2"/>
        <chart:plot-area chart:style-name="ch3" table:cell-range-address="VI.A50:VI.B69 VI.A71:VI.B72" chart:data-source-has-labels="row" svg:x="1.094cm" svg:y="1.663cm" svg:width="27.325cm" svg:height="16.649cm">
          <chartooo:coordinate-region svg:x="2.054cm" svg:y="1.859cm" svg:width="26.124cm" svg:height="16.258cm"/>
          <chart:axis chart:dimension="x" chart:name="primary-x" chart:style-name="ch4" chartooo:axis-type="auto">
            <chart:categories table:cell-range-address="VI.A50:VI.B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51:VI.B51" chart:class="chart:scatter">
            <chart:domain table:cell-range-address="VI.A50:VI.B50"/>
            <chart:data-point chart:repeated="2"/>
          </chart:series>
          <chart:series chart:style-name="ch7" chart:values-cell-range-address="VI.A52:VI.B52" chart:class="chart:scatter">
            <chart:data-point chart:repeated="2"/>
          </chart:series>
          <chart:series chart:style-name="ch8" chart:values-cell-range-address="VI.A53:VI.B53" chart:class="chart:scatter">
            <chart:data-point chart:repeated="2"/>
          </chart:series>
          <chart:series chart:style-name="ch9" chart:values-cell-range-address="VI.A54:VI.B54" chart:class="chart:scatter">
            <chart:data-point chart:repeated="2"/>
          </chart:series>
          <chart:series chart:style-name="ch10" chart:values-cell-range-address="VI.A55:VI.B55" chart:class="chart:scatter">
            <chart:data-point chart:repeated="2"/>
          </chart:series>
          <chart:series chart:style-name="ch11" chart:values-cell-range-address="VI.A56:VI.B56" chart:class="chart:scatter">
            <chart:data-point chart:repeated="2"/>
          </chart:series>
          <chart:series chart:style-name="ch12" chart:values-cell-range-address="VI.A57:VI.B57" chart:class="chart:scatter">
            <chart:data-point chart:repeated="2"/>
          </chart:series>
          <chart:series chart:style-name="ch13" chart:values-cell-range-address="VI.A58:VI.B58" chart:class="chart:scatter">
            <chart:data-point chart:repeated="2"/>
          </chart:series>
          <chart:series chart:style-name="ch14" chart:values-cell-range-address="VI.A59:VI.B59" chart:class="chart:scatter">
            <chart:data-point chart:repeated="2"/>
          </chart:series>
          <chart:series chart:style-name="ch15" chart:values-cell-range-address="VI.A60:VI.B60" chart:class="chart:scatter">
            <chart:data-point chart:repeated="2"/>
          </chart:series>
          <chart:series chart:style-name="ch16" chart:values-cell-range-address="VI.A61:VI.B61" chart:class="chart:scatter">
            <chart:data-point chart:repeated="2"/>
          </chart:series>
          <chart:series chart:style-name="ch17" chart:values-cell-range-address="VI.A62:VI.B62" chart:class="chart:scatter">
            <chart:data-point chart:repeated="2"/>
          </chart:series>
          <chart:series chart:style-name="ch18" chart:values-cell-range-address="VI.A63:VI.B63" chart:class="chart:scatter">
            <chart:data-point chart:repeated="2"/>
          </chart:series>
          <chart:series chart:style-name="ch19" chart:values-cell-range-address="VI.A64:VI.B64" chart:class="chart:scatter">
            <chart:data-point chart:repeated="2"/>
          </chart:series>
          <chart:series chart:style-name="ch20" chart:values-cell-range-address="VI.A65:VI.B65" chart:class="chart:scatter">
            <chart:data-point chart:repeated="2"/>
          </chart:series>
          <chart:series chart:style-name="ch21" chart:values-cell-range-address="VI.A66:VI.B66" chart:class="chart:scatter">
            <chart:data-point chart:repeated="2"/>
          </chart:series>
          <chart:series chart:style-name="ch22" chart:values-cell-range-address="VI.A67:VI.B67" chart:class="chart:scatter">
            <chart:data-point chart:repeated="2"/>
          </chart:series>
          <chart:series chart:style-name="ch23" chart:values-cell-range-address="VI.A68:VI.B68" chart:class="chart:scatter">
            <chart:data-point chart:repeated="2"/>
          </chart:series>
          <chart:series chart:style-name="ch24" chart:values-cell-range-address="VI.A69:VI.B69" chart:class="chart:scatter">
            <chart:data-point chart:repeated="2"/>
          </chart:series>
          <chart:series chart:style-name="ch25" chart:values-cell-range-address="VI.A71:VI.B71" chart:class="chart:scatter">
            <chart:data-point chart:repeated="2"/>
          </chart:series>
          <chart:series chart:style-name="ch26" chart:values-cell-range-address="VI.A72:VI.B72" chart:class="chart:scatter">
            <chart:data-point chart:repeated="2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50:VI.B5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50:VI.B5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-13.4874">
                <text:p>-13.4874</text:p>
                <draw:g>
                  <svg:desc>VI.A51:VI.B51</svg:desc>
                </draw:g>
              </table:table-cell>
              <table:table-cell office:value-type="float" office:value="9.10277">
                <text:p>9.10277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-14.8794">
                <text:p>-14.8794</text:p>
                <draw:g>
                  <svg:desc>VI.A52:VI.B52</svg:desc>
                </draw:g>
              </table:table-cell>
              <table:table-cell office:value-type="float" office:value="9.29952">
                <text:p>9.29952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-16.1903">
                <text:p>-16.1903</text:p>
                <draw:g>
                  <svg:desc>VI.A53:VI.B53</svg:desc>
                </draw:g>
              </table:table-cell>
              <table:table-cell office:value-type="float" office:value="9.44517">
                <text:p>9.44517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-16.1903">
                <text:p>-16.1903</text:p>
                <draw:g>
                  <svg:desc>VI.A54:VI.B54</svg:desc>
                </draw:g>
              </table:table-cell>
              <table:table-cell office:value-type="float" office:value="9.44517">
                <text:p>9.44517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-17.5011">
                <text:p>-17.5011</text:p>
                <draw:g>
                  <svg:desc>VI.A55:VI.B55</svg:desc>
                </draw:g>
              </table:table-cell>
              <table:table-cell office:value-type="float" office:value="9.59082">
                <text:p>9.59082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-12.3725">
                <text:p>-12.3725</text:p>
                <draw:g>
                  <svg:desc>VI.A56:VI.B56</svg:desc>
                </draw:g>
              </table:table-cell>
              <table:table-cell office:value-type="float" office:value="8.85712">
                <text:p>8.85712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-11.5471">
                <text:p>-11.5471</text:p>
                <draw:g>
                  <svg:desc>VI.A57:VI.B57</svg:desc>
                </draw:g>
              </table:table-cell>
              <table:table-cell office:value-type="float" office:value="8.6258">
                <text:p>8.6258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-11.5471">
                <text:p>-11.5471</text:p>
                <draw:g>
                  <svg:desc>VI.A58:VI.B58</svg:desc>
                </draw:g>
              </table:table-cell>
              <table:table-cell office:value-type="float" office:value="8.6258">
                <text:p>8.6258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2.7631">
                <text:p>2.7631</text:p>
                <draw:g>
                  <svg:desc>VI.A59:VI.B59</svg:desc>
                </draw:g>
              </table:table-cell>
              <table:table-cell office:value-type="float" office:value="2.7631">
                <text:p>2.7631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-10.7218">
                <text:p>-10.7218</text:p>
                <draw:g>
                  <svg:desc>VI.A60:VI.B60</svg:desc>
                </draw:g>
              </table:table-cell>
              <table:table-cell office:value-type="float" office:value="8.39447">
                <text:p>8.39447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9.10277">
                <text:p>9.10277</text:p>
                <draw:g>
                  <svg:desc>VI.A61:VI.B61</svg:desc>
                </draw:g>
              </table:table-cell>
              <table:table-cell office:value-type="float" office:value="-13.4874">
                <text:p>-13.4874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8.85712">
                <text:p>8.85712</text:p>
                <draw:g>
                  <svg:desc>VI.A62:VI.B62</svg:desc>
                </draw:g>
              </table:table-cell>
              <table:table-cell office:value-type="float" office:value="-12.3725">
                <text:p>-12.3725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8.6258">
                <text:p>8.6258</text:p>
                <draw:g>
                  <svg:desc>VI.A63:VI.B63</svg:desc>
                </draw:g>
              </table:table-cell>
              <table:table-cell office:value-type="float" office:value="-11.5471">
                <text:p>-11.5471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8.6258">
                <text:p>8.6258</text:p>
                <draw:g>
                  <svg:desc>VI.A64:VI.B64</svg:desc>
                </draw:g>
              </table:table-cell>
              <table:table-cell office:value-type="float" office:value="-11.5471">
                <text:p>-11.5471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8.39447">
                <text:p>8.39447</text:p>
                <draw:g>
                  <svg:desc>VI.A65:VI.B65</svg:desc>
                </draw:g>
              </table:table-cell>
              <table:table-cell office:value-type="float" office:value="-10.7218">
                <text:p>-10.7218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9.29952">
                <text:p>9.29952</text:p>
                <draw:g>
                  <svg:desc>VI.A66:VI.B66</svg:desc>
                </draw:g>
              </table:table-cell>
              <table:table-cell office:value-type="float" office:value="-14.8794">
                <text:p>-14.8794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9.44517">
                <text:p>9.44517</text:p>
                <draw:g>
                  <svg:desc>VI.A67:VI.B67</svg:desc>
                </draw:g>
              </table:table-cell>
              <table:table-cell office:value-type="float" office:value="-16.1903">
                <text:p>-16.1903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9.44517">
                <text:p>9.44517</text:p>
                <draw:g>
                  <svg:desc>VI.A68:VI.B68</svg:desc>
                </draw:g>
              </table:table-cell>
              <table:table-cell office:value-type="float" office:value="-16.1903">
                <text:p>-16.1903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9.59082">
                <text:p>9.59082</text:p>
                <draw:g>
                  <svg:desc>VI.A69:VI.B69</svg:desc>
                </draw:g>
              </table:table-cell>
              <table:table-cell office:value-type="float" office:value="-17.5011">
                <text:p>-17.5011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-98.2942">
                <text:p>-98.2942</text:p>
                <draw:g>
                  <svg:desc>VI.A71:VI.B71</svg:desc>
                </draw:g>
              </table:table-cell>
              <table:table-cell office:value-type="float" office:value="11.7058">
                <text:p>11.7058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11.7058">
                <text:p>11.7058</text:p>
                <draw:g>
                  <svg:desc>VI.A72:VI.B72</svg:desc>
                </draw:g>
              </table:table-cell>
              <table:table-cell office:value-type="float" office:value="-98.2942">
                <text:p>-98.29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scatter" chart:row-mapping="0 1 2 3 4" chart:style-name="ch1">
        <chart:legend chart:legend-position="end" svg:x="13.648cm" svg:y="3.212cm" style:legend-expansion="high" chart:style-name="ch2"/>
        <chart:plot-area chart:style-name="ch3" table:cell-range-address="PBVI.A2:PBVI.B7" chart:data-source-has-labels="row" svg:x="0.769cm" svg:y="0.851cm" svg:width="12.241cm" svg:height="7.525cm">
          <chartooo:coordinate-region svg:x="1.729cm" svg:y="1.047cm" svg:width="11.039cm" svg:height="7.135cm"/>
          <chart:axis chart:dimension="x" chart:name="primary-x" chart:style-name="ch4" chartooo:axis-type="auto">
            <chart:categories table:cell-range-address="PBVI.A2:PBVI.B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3:PBVI.B3" chart:class="chart:scatter">
            <chart:domain table:cell-range-address="PBVI.A2:PBVI.B2"/>
            <chart:data-point chart:repeated="2"/>
          </chart:series>
          <chart:series chart:style-name="ch7" chart:values-cell-range-address="PBVI.A4:PBVI.B4" chart:class="chart:scatter">
            <chart:data-point chart:repeated="2"/>
          </chart:series>
          <chart:series chart:style-name="ch8" chart:values-cell-range-address="PBVI.A5:PBVI.B5" chart:class="chart:scatter">
            <chart:data-point chart:repeated="2"/>
          </chart:series>
          <chart:series chart:style-name="ch9" chart:values-cell-range-address="PBVI.A6:PBVI.B6" chart:class="chart:scatter">
            <chart:data-point chart:repeated="2"/>
          </chart:series>
          <chart:series chart:style-name="ch10" chart:values-cell-range-address="PBVI.A7:PBVI.B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2:PBVI.B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BVI.A2:PBVI.B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PBVI.A3:PBVI.B3</svg:desc>
                </draw:g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-100">
                <text:p>-100</text:p>
                <draw:g>
                  <svg:desc>PBVI.A4:PBVI.B4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PBVI.A5:PBVI.B5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PBVI.A6:PBVI.B6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PBVI.A7:PBVI.B7</svg:desc>
                </draw:g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 5" chart:style-name="ch1">
        <chart:legend chart:legend-position="end" svg:x="13.465cm" svg:y="2.968cm" style:legend-expansion="high" chart:style-name="ch2"/>
        <chart:plot-area chart:style-name="ch3" table:cell-range-address="PBVI.A12:PBVI.B18" chart:data-source-has-labels="row" svg:x="0.769cm" svg:y="0.851cm" svg:width="12.058cm" svg:height="7.526cm">
          <chartooo:coordinate-region svg:x="1.729cm" svg:y="1.046cm" svg:width="10.857cm" svg:height="7.136cm"/>
          <chart:axis chart:dimension="x" chart:name="primary-x" chart:style-name="ch4" chartooo:axis-type="auto">
            <chart:categories table:cell-range-address="PBVI.A12:PBVI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13:PBVI.B13" chart:class="chart:scatter">
            <chart:domain table:cell-range-address="PBVI.A12:PBVI.B12"/>
            <chart:data-point chart:repeated="2"/>
          </chart:series>
          <chart:series chart:style-name="ch7" chart:values-cell-range-address="PBVI.A14:PBVI.B14" chart:class="chart:scatter">
            <chart:data-point chart:repeated="2"/>
          </chart:series>
          <chart:series chart:style-name="ch8" chart:values-cell-range-address="PBVI.A15:PBVI.B15" chart:class="chart:scatter">
            <chart:data-point chart:repeated="2"/>
          </chart:series>
          <chart:series chart:style-name="ch9" chart:values-cell-range-address="PBVI.A16:PBVI.B16" chart:class="chart:scatter">
            <chart:data-point chart:repeated="2"/>
          </chart:series>
          <chart:series chart:style-name="ch10" chart:values-cell-range-address="PBVI.A17:PBVI.B17" chart:class="chart:scatter">
            <chart:data-point chart:repeated="2"/>
          </chart:series>
          <chart:series chart:style-name="ch11" chart:values-cell-range-address="PBVI.A18:PBVI.B18" chart:class="chart:scatte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12:PBVI.B1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BVI.A12:PBVI.B1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PBVI.A13:PBVI.B13</svg:desc>
                </draw:g>
              </table:table-cell>
              <table:table-cell office:value-type="float" office:value="-100.95">
                <text:p>-100.9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-100.95">
                <text:p>-100.95</text:p>
                <draw:g>
                  <svg:desc>PBVI.A14:PBVI.B14</svg:desc>
                </draw:g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-16.0575">
                <text:p>-16.0575</text:p>
                <draw:g>
                  <svg:desc>PBVI.A15:PBVI.B15</svg:desc>
                </draw:g>
              </table:table-cell>
              <table:table-cell office:value-type="float" office:value="6.9325">
                <text:p>6.932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6.9325">
                <text:p>6.9325</text:p>
                <draw:g>
                  <svg:desc>PBVI.A16:PBVI.B16</svg:desc>
                </draw:g>
              </table:table-cell>
              <table:table-cell office:value-type="float" office:value="-16.0575">
                <text:p>-16.057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-1.95">
                <text:p>-1.95</text:p>
                <draw:g>
                  <svg:desc>PBVI.A17:PBVI.B17</svg:desc>
                </draw:g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PBVI.A18:PBVI.B18</svg:desc>
                </draw:g>
              </table:table-cell>
              <table:table-cell office:value-type="float" office:value="-100.95">
                <text:p>-100.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" chart:style-name="ch1">
        <chart:legend chart:legend-position="end" svg:x="13.465cm" svg:y="3.213cm" style:legend-expansion="high" chart:style-name="ch2"/>
        <chart:plot-area chart:style-name="ch3" table:cell-range-address="PBVI.A22:PBVI.B27" chart:data-source-has-labels="row" svg:x="0.769cm" svg:y="0.851cm" svg:width="12.058cm" svg:height="7.526cm">
          <chartooo:coordinate-region svg:x="1.729cm" svg:y="1.046cm" svg:width="10.857cm" svg:height="7.136cm"/>
          <chart:axis chart:dimension="x" chart:name="primary-x" chart:style-name="ch4" chartooo:axis-type="auto">
            <chart:categories table:cell-range-address="PBVI.A22:PBVI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23:PBVI.B23" chart:class="chart:scatter">
            <chart:domain table:cell-range-address="PBVI.A22:PBVI.B22"/>
            <chart:data-point chart:repeated="2"/>
          </chart:series>
          <chart:series chart:style-name="ch7" chart:values-cell-range-address="PBVI.A24:PBVI.B24" chart:class="chart:scatter">
            <chart:data-point chart:repeated="2"/>
          </chart:series>
          <chart:series chart:style-name="ch8" chart:values-cell-range-address="PBVI.A25:PBVI.B25" chart:class="chart:scatter">
            <chart:data-point chart:repeated="2"/>
          </chart:series>
          <chart:series chart:style-name="ch9" chart:values-cell-range-address="PBVI.A26:PBVI.B26" chart:class="chart:scatter">
            <chart:data-point chart:repeated="2"/>
          </chart:series>
          <chart:series chart:style-name="ch10" chart:values-cell-range-address="PBVI.A27:PBVI.B2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22:PBVI.B2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BVI.A22:PBVI.B2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8.1475">
                <text:p>8.1475</text:p>
                <draw:g>
                  <svg:desc>PBVI.A23:PBVI.B23</svg:desc>
                </draw:g>
              </table:table-cell>
              <table:table-cell office:value-type="float" office:value="-101.852">
                <text:p>-101.852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-101.852">
                <text:p>-101.852</text:p>
                <draw:g>
                  <svg:desc>PBVI.A24:PBVI.B24</svg:desc>
                </draw:g>
              </table:table-cell>
              <table:table-cell office:value-type="float" office:value="8.1475">
                <text:p>8.1475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PBVI.A25:PBVI.B25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PBVI.A26:PBVI.B26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PBVI.A27:PBVI.B27</svg:desc>
                </draw:g>
              </table:table-cell>
              <table:table-cell office:value-type="float" office:value="2.3098">
                <text:p>2.30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" chart:style-name="ch1">
        <chart:legend chart:legend-position="end" svg:x="13.465cm" svg:y="3.213cm" style:legend-expansion="high" chart:style-name="ch2"/>
        <chart:plot-area chart:style-name="ch3" table:cell-range-address="PBVI.A32:PBVI.B37" chart:data-source-has-labels="row" svg:x="0.769cm" svg:y="0.851cm" svg:width="12.058cm" svg:height="7.526cm">
          <chartooo:coordinate-region svg:x="1.729cm" svg:y="1.046cm" svg:width="10.857cm" svg:height="7.136cm"/>
          <chart:axis chart:dimension="x" chart:name="primary-x" chart:style-name="ch4" chartooo:axis-type="auto">
            <chart:categories table:cell-range-address="PBVI.A32:PBVI.B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33:PBVI.B33" chart:class="chart:scatter">
            <chart:domain table:cell-range-address="PBVI.A32:PBVI.B32"/>
            <chart:data-point chart:repeated="2"/>
          </chart:series>
          <chart:series chart:style-name="ch7" chart:values-cell-range-address="PBVI.A34:PBVI.B34" chart:class="chart:scatter">
            <chart:data-point chart:repeated="2"/>
          </chart:series>
          <chart:series chart:style-name="ch8" chart:values-cell-range-address="PBVI.A35:PBVI.B35" chart:class="chart:scatter">
            <chart:data-point chart:repeated="2"/>
          </chart:series>
          <chart:series chart:style-name="ch9" chart:values-cell-range-address="PBVI.A36:PBVI.B36" chart:class="chart:scatter">
            <chart:data-point chart:repeated="2"/>
          </chart:series>
          <chart:series chart:style-name="ch10" chart:values-cell-range-address="PBVI.A37:PBVI.B3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32:PBVI.B3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BVI.A32:PBVI.B3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12.1943">
                <text:p>12.1943</text:p>
                <draw:g>
                  <svg:desc>PBVI.A33:PBVI.B33</svg:desc>
                </draw:g>
              </table:table-cell>
              <table:table-cell office:value-type="float" office:value="-97.8057">
                <text:p>-97.8057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-97.8057">
                <text:p>-97.8057</text:p>
                <draw:g>
                  <svg:desc>PBVI.A34:PBVI.B34</svg:desc>
                </draw:g>
              </table:table-cell>
              <table:table-cell office:value-type="float" office:value="12.1943">
                <text:p>12.1943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19431">
                <text:p>1.19431</text:p>
                <draw:g>
                  <svg:desc>PBVI.A35:PBVI.B35</svg:desc>
                </draw:g>
              </table:table-cell>
              <table:table-cell office:value-type="float" office:value="1.19431">
                <text:p>1.1943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.19431">
                <text:p>1.19431</text:p>
                <draw:g>
                  <svg:desc>PBVI.A36:PBVI.B36</svg:desc>
                </draw:g>
              </table:table-cell>
              <table:table-cell office:value-type="float" office:value="1.19431">
                <text:p>1.19431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1.19431">
                <text:p>1.19431</text:p>
                <draw:g>
                  <svg:desc>PBVI.A37:PBVI.B37</svg:desc>
                </draw:g>
              </table:table-cell>
              <table:table-cell office:value-type="float" office:value="1.19431">
                <text:p>1.194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